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0bc6" officeooo:paragraph-rsid="00100bc6"/>
    </style:style>
    <style:style style:name="P2" style:family="paragraph" style:parent-style-name="Standard">
      <style:text-properties fo:color="#c9211e" officeooo:rsid="001a4672" officeooo:paragraph-rsid="00223f0c"/>
    </style:style>
    <style:style style:name="P3" style:family="paragraph" style:parent-style-name="Standard">
      <style:text-properties fo:color="#c9211e" officeooo:rsid="001ba785" officeooo:paragraph-rsid="00223f0c"/>
    </style:style>
    <style:style style:name="P4" style:family="paragraph" style:parent-style-name="Standard">
      <style:text-properties fo:color="#c9211e" officeooo:rsid="001d218c" officeooo:paragraph-rsid="001431c5"/>
    </style:style>
    <style:style style:name="P5" style:family="paragraph" style:parent-style-name="Standard">
      <style:text-properties fo:color="#c9211e" officeooo:rsid="001d218c" officeooo:paragraph-rsid="00223f0c"/>
    </style:style>
    <style:style style:name="P6" style:family="paragraph" style:parent-style-name="Standard">
      <style:text-properties fo:color="#c9211e" officeooo:rsid="001431c5" officeooo:paragraph-rsid="00100bc6"/>
    </style:style>
    <style:style style:name="P7" style:family="paragraph" style:parent-style-name="Standard">
      <style:text-properties officeooo:rsid="001431c5" officeooo:paragraph-rsid="00100bc6"/>
    </style:style>
    <style:style style:name="P8" style:family="paragraph" style:parent-style-name="Standard">
      <style:text-properties officeooo:rsid="001431c5" officeooo:paragraph-rsid="00223f0c"/>
    </style:style>
    <style:style style:name="P9" style:family="paragraph" style:parent-style-name="Standard">
      <style:text-properties officeooo:paragraph-rsid="00223f0c"/>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7935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0bf" officeooo:paragraph-rsid="003660b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7935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9ee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bbf4" officeooo:paragraph-rsid="003abbf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935e" officeooo:paragraph-rsid="0039eec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list-style-name="L8">
      <style:paragraph-properties fo:text-align="start" style:justify-single-word="false"/>
      <style:text-properties officeooo:paragraph-rsid="00380e0c"/>
    </style:style>
    <style:style style:name="P18" style:family="paragraph" style:parent-style-name="Table_20_Contents" style:list-style-name="L9">
      <style:paragraph-properties fo:text-align="start" style:justify-single-word="false"/>
      <style:text-properties style:font-name="Liberation Serif" fo:font-size="12pt" officeooo:rsid="0039eec0" officeooo:paragraph-rsid="0039eec0" style:font-size-asian="12pt" style:font-size-complex="12pt"/>
    </style:style>
    <style:style style:name="P19" style:family="paragraph" style:parent-style-name="Table_20_Contents" style:list-style-name="L10">
      <style:paragraph-properties fo:text-align="start" style:justify-single-word="false"/>
      <style:text-properties style:font-name="Liberation Serif" fo:font-size="12pt" officeooo:rsid="0039eec0" officeooo:paragraph-rsid="0039eec0" style:font-size-asian="12pt" style:font-size-complex="12pt"/>
    </style:style>
    <style:style style:name="P20" style:family="paragraph" style:parent-style-name="Table_20_Contents" style:list-style-name="L11">
      <style:paragraph-properties fo:text-align="start" style:justify-single-word="false"/>
      <style:text-properties style:font-name="Liberation Serif" fo:font-size="12pt" officeooo:rsid="0039eec0" officeooo:paragraph-rsid="0039eec0" style:font-size-asian="12pt" style:font-size-complex="12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42d7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text-properties fo:font-size="15pt" style:font-size-asian="15pt" style:font-size-complex="15pt"/>
    </style:style>
    <style:style style:name="P26" style:family="paragraph" style:parent-style-name="Standard">
      <style:text-properties fo:font-size="15pt" officeooo:paragraph-rsid="0037935e" style:font-size-asian="15pt" style:font-size-complex="15pt"/>
    </style:style>
    <style:style style:name="P27" style:family="paragraph" style:parent-style-name="Standard">
      <style:text-properties fo:font-weight="bold" style:font-weight-asian="bold" style:font-weight-complex="bold"/>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officeooo:rsid="00242d72"/>
    </style:style>
    <style:style style:name="T7" style:family="text">
      <style:text-properties officeooo:rsid="0027c24d"/>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3793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fo:font-weight="normal" officeooo:rsid="001431c5" style:font-style-asian="normal" style:font-weight-asian="normal"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fo:font-style="normal" fo:text-shadow="none" style:text-underline-style="none" fo:font-weight="normal" officeooo:rsid="00380e0c" style:font-style-asian="normal" style:font-weight-asian="normal" style:font-style-complex="normal" style:font-weight-complex="normal" style:text-overline-style="none" style:text-overline-color="font-color"/>
    </style:style>
    <style:style style:name="T12" style:family="text">
      <style:text-properties officeooo:rsid="0029223f"/>
    </style:style>
    <style:style style:name="T13" style:family="text">
      <style:text-properties officeooo:rsid="002996d9"/>
    </style:style>
    <style:style style:name="T14" style:family="text">
      <style:text-properties officeooo:rsid="002ce12b"/>
    </style:style>
    <style:style style:name="T15" style:family="text">
      <style:text-properties officeooo:rsid="002e91fc"/>
    </style:style>
    <style:style style:name="T16" style:family="text">
      <style:text-properties officeooo:rsid="0032a066"/>
    </style:style>
    <style:style style:name="T17" style:family="text">
      <style:text-properties style:use-window-font-color="true" officeooo:rsid="0027f4ac"/>
    </style:style>
    <style:style style:name="T18" style:family="text">
      <style:text-properties officeooo:rsid="001431c5"/>
    </style:style>
    <style:style style:name="T19" style:family="text">
      <style:text-properties officeooo:rsid="00380e0c"/>
    </style:style>
    <style:style style:name="T20" style:family="text">
      <style:text-properties officeooo:rsid="0039eec0"/>
    </style:style>
    <style:style style:name="T21" style:family="text">
      <style:text-properties officeooo:rsid="003abb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9">- Możliwość tworzenia grup społecznych skupiających się wokół konkretnego tematu System ma dodatkowo zbierać informacje statystyczne o użytkownikach m.in.: czas kiedy jest zalogowany, w jakie gry gra, ile czasu trwa jedna sesja gry.</text:p>
      <text:p text:style-name="P8"/>
      <text:p text:style-name="P8"><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2">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8"><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3">-ścieżkę do instalacji gry</text:p>
      <text:p text:style-name="P3">-ścieżkę do deinstalatora gry</text:p>
      <text:p text:style-name="P3">-ścieżki do poszczególnych katalogów zawierających informacje lokalne o grze (takie jak folder z zapisami, screenshotami, ustawieniami). Możliwość dodawania takich folderów.</text:p>
      <text:p text:style-name="P3">Do każdej gry można przypisać link/linki odsyłające do forum podforum poświęconego danej grze</text:p>
      <text:p text:style-name="P8"><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text:span><text:soft-page-break/><text:span text:style-name="T4">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3">-Awatar użytkownika</text:p>
      <text:p text:style-name="P3">-Dane dotyczące tego w jakie gry użytkownik gra/jakie gry ma zainstalowane</text:p>
      <text:p text:style-name="P3">-Jakich rodzajów kontrolerów użytkownik używał (klawiatura+mysz/pad/kierownica)</text:p>
      <text:p text:style-name="P8"><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5">Użytkownik może zdefiniować jakimi informacjami chce się dzielić (osobno dla każdej gry, informacje takie jak kiedy gra w grę albo odblokowane osiągniecia)</text:p>
      <text:p text:style-name="P8"><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5">Tak jak odpowiedź na pytanie 9</text:p>
      <text:p text:style-name="Standard"/>
      <text:p text:style-name="P26">Wymagania mojego systemu</text:p>
      <text:p text:style-name="P11"/>
      <text:p text:style-name="P11">1. Wymagania funkcjonalne:<text:line-break/>1.1. Do komunikacji pomiędzy użytkownikami oraz pomiędzy administratorami niezbędny jest serwer łączący oraz połączenie z internetem.<text:line-break/>1.2. Z systemu mogą korzystać tylko zarejestrowani użytkownicy, użytkownicy-wydawcy i użytkownicy-administratorzy.<text:line-break/>1.3. Użytkownik ma możliwość dodania gier zainstalowanych na swoim komputerze do listy gier w aplikacji.<text:line-break/>1.4. Użytkownik ma możliwość dodawania innych użytkowników aplikacji do listy znajomych oraz mieć do niej wgląd.<text:line-break/>1.5. Użytkownik ma do dyspozycji aplikację desktopową (poza grą) oraz półprzezroczystą nakładkę (podczas gry).<text:line-break/>1.6. Użytkownik ma możliwość edycji swojego profilu pod względem informacji jakie widzą inni użytkownicy. Dodatkowo ma możliwość ustawienia widoczności profilu: dla wszystkich użytkowników, tylko dla użytkowników z listy znajomych lub widoczność prywatna.<text:line-break/>1.7. Każdy użytkownik ma możliwość podglądu profilu innego użytkownika.<text:line-break/>1.8. Użytkownicy ma możliwość tworzenia grup społecznych oraz dołączania do grup społecznych.<text:line-break/>1.9. Użytkownicy ma możliwość komunikowania się pomiędzy sobą za pomocą komunikatora tekstowego.<text:line-break/>1.10. System zbiera informacje statystyczne użytkowników takie jak: czas kiedy użytkownik jest zalogowany, w jakie gry gra lub grał, ile czasu trwa jedna sesja gry.<text:line-break/>1.11. Serwer udostępnia dane statystyczne użytkownikowi, który ma możliwość wyświetlania ich na swoim profilu.<text:line-break/>1.12 Serwer ma synchronizować dane lokalne gier na różnych komputerach.<text:line-break/>1.13 Administrator ma posiadać wgląd w statystyki każdego użytkownika.<text:line-break/>1.14 Administrator ma posiadać możliwość edycji oraz wgląd w profil użytkownika.<text:line-break/>1.15 Administrator ma posiadać możliwość komunikacji z użytkownikami poprzez komunikator tekstowy.<text:line-break/>1.16 Administrator nie podlega ograniczeniom widoczności profilu użytkownika.<text:line-break/><text:soft-page-break/>1.17. Wydawca ma możliwość utworzenia wzorca profilu danej gry.<text:line-break/>1.18. Do każdej gry można przypisać link/linki odsyłające do forum/podforum poświęconego danej grze.<text:line-break/>1.19. System ma pozwalać na uruchamianie gry wybranej z listy zainstalowanych gier.<text:line-break/>1.20. System ma udostępniać funkcjonalności społeczne takie jak:<text:line-break/>- lista znajomych – indywidualna lista użytkowników dodanych przez danego użytkownika<text:line-break/>- komunikator tekstowy<text:line-break/>- publiczny profil użytkownika bądź gry<text:line-break/>- tworzenie grup społecznych użytkowników<text:line-break/><text:line-break/>2. Wymagania niefunkcjonalne<text:line-break/>2.1. Użytkownik do korzystania z aplikacji potrzebuje konta użytkownika.<text:line-break/>2.2. System ma wyświetlać listę zainstalowanych gier.<text:line-break/>2.3. System ma weryfikować czy dany użytkownik może wyświetlać profil innego użytkownika.<text:line-break/>2.4. Serwer odbiera dane statystyczne od systemu o aktywności użytkownika podczas działania aplikacji takie jak: czas kiedy użytkownik jest zalogowany, w jakie gry gra lub grał, ile czasu trwa jedna sesja gry.<text:line-break/>2.5. System ma umożliwiać korzystanie z aplikacji tylko użytkownikom zarejestrowanym.<text:line-break/>2.6. System musi weryfikować poprawność wprowadzonych danych podczas logowania do aplikacji.<text:line-break/>2.7. System powinien działać przez cały czas.<text:line-break/><text:line-break/>3. Ograniczenia projektowe<text:line-break/>3.1 System ma być dostępny w dwóch wersjach: na komputery stacjonarne na systemy Windows oraz Mac OS, oraz urządzenia mobilne na systemy Android oraz IOS. </text:p>
      <text:p text:style-name="P11"/>
      <text:p text:style-name="P11"/>
      <text:p text:style-name="Standard">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p text:style-name="P1">Ankieta:</text:p>
      <text:p text:style-name="P7">1 W jaki sposób użytkownik będzie wprowadzał alergeny na jakie jest uczulony (wybór z zamkniętej listy, wpisanie ręcznie czy inny rodzaj wprowadzania danych)?</text:p>
      <text:p text:style-name="P6">1 Użytkownik powinien mieć możliwość wyboru alergenów ze wcześniej predefiniowanej listy. Wybór tych alergenów powinien być możliwy po pierwszym wejściu w aplikację oraz powinna być możliwość modyfikacji takowej listy.</text:p>
      <text:p text:style-name="P7"/>
      <text:p text:style-name="P7">2 Kto ma dostęp do listy alergenów użytkownika (poza samym użytkownikiem)</text:p>
      <text:p text:style-name="P6">2 Dostęp powinien mieć tylko sam użytkownik.</text:p>
      <text:p text:style-name="P7"/>
      <text:p text:style-name="P7">3 Co oznaczają ‘preferencje użytkownika’?</text:p>
      <text:p text:style-name="P6">3. Preferencje użytkownika czyli lista alergenów na które jest uczulony.</text:p>
      <text:p text:style-name="P7"><text:soft-page-break/></text:p>
      <text:p text:style-name="P7">4 Jaki (jeśli w ogóle) rodzaj autoryzacji przewidujemy?</text:p>
      <text:p text:style-name="P6">4 Każdy użytkownik powinien mieć możliwość utworzenia oraz logowania za pomocą konta. Przy każdym wejściu do aplikacji system powinien prosić o podanie loginu oraz hasła, ale także oferować możliwość zapamiętania loginu oraz hasła.</text:p>
      <text:p text:style-name="P7"/>
      <text:p text:style-name="P7">5 Jaka jest reakcja systemu (jeśli w ogóle) na fakt spożycia przez użytkownika alergenu?</text:p>
      <text:p text:style-name="P6">5 Spożycie alergenu powinno być zaznaczane przez użytkownika, po czym system zapisuje taką informację w dzienniku. Użytkownik powinien mieć potem wgląd do wszystkich wpisów.</text:p>
      <text:p text:style-name="P7"/>
      <text:p text:style-name="P7">6 Jakie informacje użytkownik musi podać aby się zarejestrować?</text:p>
      <text:p text:style-name="P6">6 Adres login, hasło, adres e-mail.</text:p>
      <text:p text:style-name="P7"/>
      <text:p text:style-name="P7">7 Czy skład produktu sklepowego będzie pełny, ograniczony do alergenów, czy ograniczony do alergenów na które użytkownik jest uczulony?</text:p>
      <text:p text:style-name="P6">7 Skład produktu sklepowego powinien być ograniczony tylko do pewnego grona alergenów. Jest to 12 alergenów, które każdy produkt powinien posiadać na opakowaniu wg. normy 2003/89/EC.</text:p>
      <text:p text:style-name="P7"/>
      <text:p text:style-name="P7">8 W jakiej formie ma być wyświetlany dziennik? Czy można go modyfikować?</text:p>
      <text:p text:style-name="P6">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7"/>
      <text:p text:style-name="P7">9 Czy alergeny są w jakiś sposób opisane? Jeśli tak to w jaki sposób?</text:p>
      <text:p text:style-name="P6">9 Każdy alergen ma swoją nazwę i informację o tym czy występuje w danym produkcie czy nie. Alergeny nie powinny mieć dodatkowego opisu. Ewentualnie każdy alergen mógłby mieć intuicyjny obrazek (np. orzechy, jaja itp.).</text:p>
      <text:p text:style-name="P7"/>
      <text:p text:style-name="P7">10 Czy jest przewidywana jakaś funkcjonalność odnośnie lekarstw?</text:p>
      <text:p text:style-name="P6">10 Możliwe jest dodanie przypomnienia o zażywaniu leków, które użytkownik sam dodaje (coś na przykład budzika).</text:p>
      <text:p text:style-name="P4"/>
      <text:p text:style-name="P25">Wymagania systemu Damiana:</text:p>
      <text:p text:style-name="Standard"/>
      <text:p text:style-name="P27">Wymagania <text:span text:style-name="T6">funkcjonalne:</text:span></text:p>
      <text:p text:style-name="Standard"/>
      <text:list xml:id="list1456469567" text:style-name="L1">
        <text:list-item>
          <text:p text:style-name="P21">Użytkownikiem może być każdy kto założy konto<text:line-break/></text:p>
        </text:list-item>
        <text:list-item>
          <text:p text:style-name="P21">Nowy użytkownik powinien mieć możliwość założenia konta <text:span text:style-name="T16">poprzez podanie loginu, hasła i adresu e-mail</text:span></text:p>
          <text:p text:style-name="P21"/>
        </text:list-item>
        <text:list-item>
          <text:p text:style-name="P21">Użytkownik ma mieć możliwość edycji listy alergenów na które jest uczulony</text:p>
          <text:list>
            <text:list-item>
              <text:p text:style-name="P21"><text:span text:style-name="T14">predefiniowana </text:span>lista alergenów <text:span text:style-name="T14">z których użytkownik może wybrać te na które jest uczulony</text:span></text:p>
            </text:list-item>
            <text:list-item>
              <text:p text:style-name="P21">opis alergenu ogranicza się do jego nazwy i intuicyjnego obrazka</text:p>
            </text:list-item>
            <text:list-item>
              <text:p text:style-name="P21">lista alergenów powinna być udostępniona na serwer</text:p>
            </text:list-item>
          </text:list>
          <text:p text:style-name="P21"/>
        </text:list-item>
        <text:list-item>
          <text:p text:style-name="P21">Logowanie do systemu odbywa się za pomocą hasła i loginu</text:p>
          <text:p text:style-name="P21"/>
        </text:list-item>
        <text:list-item>
          <text:p text:style-name="P21">Aplikacja wyświetla listę alergenów w produkcie po zeskanowaniu produktu</text:p>
          <text:list>
            <text:list-item>
              <text:p text:style-name="P21">zeskanowanie produktu polega na zrobieniu zdjęcia składu lub kodu kreskowego</text:p>
            </text:list-item>
          </text:list>
          <text:p text:style-name="P21"><text:soft-page-break/></text:p>
        </text:list-item>
        <text:list-item>
          <text:p text:style-name="P21">Użytkownik ma dostęp do <text:span text:style-name="T6">osobistego kalendarza</text:span></text:p>
          <text:list>
            <text:list-item>
              <text:p text:style-name="P21">kalendarz zapamiętuje co użytkownik zjadł danego dnia</text:p>
            </text:list-item>
            <text:list-item>
              <text:p text:style-name="P21">można edytować wpis w kalendarzu</text:p>
            </text:list-item>
            <text:list-item>
              <text:p text:style-name="P21">te informacje są udostępniane na serwer</text:p>
            </text:list-item>
          </text:list>
          <text:p text:style-name="P21"/>
        </text:list-item>
        <text:list-item>
          <text:p text:style-name="P21">Możliwość ustawienia przypomnienia o zażyciu lekarstwa</text:p>
        </text:list-item>
      </text:list>
      <text:p text:style-name="Standard"/>
      <text:p text:style-name="P27">Wymagania niefunkcjonalne:</text:p>
      <text:p text:style-name="Standard"/>
      <text:list xml:id="list3214994753" text:style-name="L2">
        <text:list-item>
          <text:p text:style-name="P22">Wymagany czas szkolenia: brak. Interfejs powinien być możliwie intuicyjny</text:p>
        </text:list-item>
        <text:list-item>
          <text:p text:style-name="P22">Dostępność systemu: użytkownik zawsze ma zawsze możliwość edycji kalendarza i listy alergenów <text:span text:style-name="T7">lokalnie</text:span>. Aktualizacja danych na serwerze powinna być jak najszybsza, zależna od dostępu do serwera.</text:p>
        </text:list-item>
        <text:list-item>
          <text:p text:style-name="P22"><text:span text:style-name="T15">Lokalnie s</text:span>ystem nie musi obsługiwać dużo operacji użytkownika na sekundę <text:span text:style-name="T13">(wystarczy 1 operacja na sekundę)</text:span>. <text:span text:style-name="T12">Serwer powinien być w stanie obsłużyć kilkaset aktualizacji na sekundę od różnych użytkowników.</text:span></text:p>
        </text:list-item>
        <text:list-item>
          <text:p text:style-name="P22">Krótka dokumentacja użytkownika opisująca w jaki sposób wykonać odpowiednie akcje: maksymalnie 2 strony a4</text:p>
        </text:list-item>
        <text:list-item>
          <text:p text:style-name="P22">Aplikacja musi mieć dostęp do lokalnej pamięci masowej (zapis listy alergenów, części kalendarza oraz opcjonalnie loginu i hasła): maksymalnie 1 kilobajt</text:p>
        </text:list-item>
        <text:list-item>
          <text:p text:style-name="P22">Do zeskanowania składu produktu aplikacja używa aparatu telefonu. Wymagane jest uprawnienie do korzystania z aparatu.</text:p>
        </text:list-item>
      </text:list>
      <text:p text:style-name="Standard"><text:s/></text:p>
      <text:p text:style-name="P27">Ograniczenia projektowe:</text:p>
      <text:p text:style-name="Standard"/>
      <text:list xml:id="list3603465113" text:style-name="L3">
        <text:list-item>
          <text:p text:style-name="P23"><text:span text:style-name="T17">Alergeny są rozpoznawane według normy </text:span><text:span text:style-name="T8">2003/89/EC</text:span></text:p>
        </text:list-item>
        <text:list-item>
          <text:p text:style-name="P23">Użytkownik używa aplikacji mobilnej</text:p>
        </text:list-item>
      </text:list>
      <text:p text:style-name="P10"/>
      <table:table table:name="Tabela1" table:style-name="Tabela1">
        <table:table-column table:style-name="Tabela1.A" table:number-columns-repeated="2"/>
        <table:table-row>
          <table:table-cell table:style-name="Tabela1.A1" office:value-type="string">
            <text:p text:style-name="P16">Wymagania użytkownika</text:p>
          </table:table-cell>
          <table:table-cell table:style-name="Tabela1.B1" office:value-type="string">
            <text:p text:style-name="P16">Wymagania systemo<text:span text:style-name="T20">we</text:span></text:p>
          </table:table-cell>
        </table:table-row>
        <table:table-row>
          <table:table-cell table:style-name="Tabela1.A2" office:value-type="string">
            <text:p text:style-name="P14">Oprogramowanie udostępnia możliwość zapisu i edycji listy alergenów na które jest uczulony użytkownik</text:p>
          </table:table-cell>
          <table:table-cell table:style-name="Tabela1.B2" office:value-type="string">
            <text:list xml:id="list2046358963" text:style-name="L9">
              <text:list-item>
                <text:p text:style-name="P18">Alergen jest zdefiniowany jako: nazwa alergenu, opis według normy <text:span text:style-name="T10">2003/89/EC </text:span><text:span text:style-name="T11">oraz intuicyjny obrazek.</text:span></text:p>
              </text:list-item>
            </text:list>
          </table:table-cell>
        </table:table-row>
        <table:table-row>
          <table:table-cell table:style-name="Tabela1.A2" office:value-type="string">
            <text:p text:style-name="P14">Aplikacja udostępnia dziennik zapisujący <text:span text:style-name="T21">co i kiedy uz użytkownik zjadł</text:span></text:p>
          </table:table-cell>
          <table:table-cell table:style-name="Tabela1.B2" office:value-type="string">
            <text:list xml:id="list1716257809" text:style-name="L10">
              <text:list-item>
                <text:p text:style-name="P19">Jako ciekawe zdarzenie rozumiane jest tutaj spożycie przez użytkownika alergenu</text:p>
              </text:list-item>
              <text:list-item>
                <text:p text:style-name="P19">Do dziennika użytkownik wpisuje co danego dnia zjadł</text:p>
              </text:list-item>
              <text:list-item>
                <text:p text:style-name="P19">Dziennik ma postać kalendarza. Możliwość wyświetlania w formie tabeli (jedna tabela na miesiąc) lub listy dni bądź tygodni. Dni z ciekawymi zdarzeniami są specjalnie zaznaczane</text:p>
              </text:list-item>
              <text:list-item>
                <text:p text:style-name="P19">Użytkownik ma możliwość wyboru konkretnego dnia. Wyświetlana jest wtedy lista produktów które danego dnia zjadł użytkownik</text:p>
              </text:list-item>
            </text:list>
          </table:table-cell>
        </table:table-row>
        <table:table-row>
          <table:table-cell table:style-name="Tabela1.A2" office:value-type="string">
            <text:p text:style-name="P15">Podgląd i edycja profilu możliwa jest po zalogowaniu się</text:p>
          </table:table-cell>
          <table:table-cell table:style-name="Tabela1.B2" office:value-type="string">
            <text:list xml:id="list2071662886" text:style-name="L11">
              <text:list-item>
                <text:p text:style-name="P20">Podczas zakładania konta użytkownik podaje login, hasło i adres e-mail</text:p>
              </text:list-item>
              <text:list-item>
                <text:p text:style-name="P20">Aplikacja oferuje <text:span text:style-name="T21">możliwość zapamiętania danych logowania na </text:span><text:soft-page-break/><text:span text:style-name="T21">urządzeniu</text:span></text:p>
              </text:list-item>
            </text:list>
          </table:table-cell>
        </table:table-row>
      </table:table>
      <text:p text:style-name="P10"/>
      <text:list xml:id="list3687714400" text:style-name="L8">
        <text:list-header>
          <text:p text:style-name="P17"><text:span text:style-name="T9"><text:line-break/></text:span></text:p>
        </text:list-header>
      </text:list>
      <text:p text:style-name="P24"/>
      <text:p text:style-name="P10"/>
      <text:p text:style-name="P12">Ankieta 2:</text:p>
      <text:p text:style-name="P12"/>
      <text:list xml:id="list11080145" text:style-name="L4">
        <text:list-item>
          <text:p text:style-name="P13">Czy lekarstwa na alergie są opisane w jakiś oficjalny sposób?<text:line-break/></text:p>
        </text:list-item>
        <text:list-item>
          <text:p text:style-name="P13">Jakie są wymagania dotyczące hasła?<text:line-break/></text:p>
        </text:list-item>
        <text:list-item>
          <text:p text:style-name="P13">Czy użytkownik może zmienić obrazek związany z opisem alergenu? <text:span text:style-name="T19">Jeśli tak to jakie są wymagania dotyczące takiego obrazka (format pliku, rozmiar w pikselach, rozmiar plik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5-20T01:07:44.522000000</dc:date>
    <meta:editing-duration>PT2H59M27S</meta:editing-duration>
    <meta:editing-cycles>28</meta:editing-cycles>
    <meta:generator>LibreOffice/6.2.0.3$Windows_X86_64 LibreOffice_project/98c6a8a1c6c7b144ce3cc729e34964b47ce25d62</meta:generator>
    <meta:document-statistic meta:table-count="1" meta:image-count="0" meta:object-count="0" meta:page-count="6" meta:paragraph-count="96" meta:word-count="1956" meta:character-count="14334" meta:non-whitespace-character-count="12493"/>
  </office:meta>
</office:document-meta>
</file>